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21C1014278544382.jpg" manifest:media-type="image/jpe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32.28mm" svg:height="89.88mm" svg:x="140.16mm" svg:y="14.62mm">
            <draw:object draw:notify-on-update-of-ranges="Feuille1.C4:Feuille1.C4 Feuille1.C5:Feuille1.C11 Feuille1.D4:Feuille1.D4 Feuille1.D5:Feuille1.D11 Feuille1.E4:Feuille1.E4 Feuille1.E5:Feuille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Activités</text:p>
          </table:table-cell>
          <table:table-cell table:style-name="Default" office:value-type="string" calcext:value-type="string">
            <text:p>Date début</text:p>
          </table:table-cell>
          <table:table-cell office:value-type="string" calcext:value-type="string">
            <text:p>Durée</text:p>
          </table:table-cell>
          <table:table-cell table:style-name="Default" office:value-type="string" calcext:value-type="string">
            <text:p>Date de f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oix du sujet</text:p>
          </table:table-cell>
          <table:table-cell office:value-type="date" office:date-value="2020-09-10" calcext:value-type="date">
            <text:p>10/09/20</text:p>
          </table:table-cell>
          <table:table-cell office:value-type="float" office:value="7" calcext:value-type="float">
            <text:p>7</text:p>
          </table:table-cell>
          <table:table-cell office:value-type="date" office:date-value="2020-09-17" calcext:value-type="date">
            <text:p>17/09/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herches documentaires</text:p>
          </table:table-cell>
          <table:table-cell office:value-type="date" office:date-value="2020-09-17" calcext:value-type="date">
            <text:p>17/09/20</text:p>
          </table:table-cell>
          <table:table-cell office:value-type="float" office:value="21" calcext:value-type="float">
            <text:p>21</text:p>
          </table:table-cell>
          <table:table-cell office:value-type="date" office:date-value="2020-10-08" calcext:value-type="date">
            <text:p>08/10/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écriture des recherches</text:p>
          </table:table-cell>
          <table:table-cell office:value-type="date" office:date-value="2020-10-08" calcext:value-type="date">
            <text:p>08/10/20</text:p>
          </table:table-cell>
          <table:table-cell office:value-type="float" office:value="14" calcext:value-type="float">
            <text:p>14</text:p>
          </table:table-cell>
          <table:table-cell office:value-type="date" office:date-value="2020-10-22" calcext:value-type="date">
            <text:p>22/10/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alisation du site web</text:p>
          </table:table-cell>
          <table:table-cell office:value-type="date" office:date-value="2020-10-22" calcext:value-type="date">
            <text:p>22/10/20</text:p>
          </table:table-cell>
          <table:table-cell office:value-type="float" office:value="59" calcext:value-type="float">
            <text:p>59</text:p>
          </table:table-cell>
          <table:table-cell office:value-type="date" office:date-value="2020-12-21" calcext:value-type="date">
            <text:p>21/12/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alisation du poster</text:p>
          </table:table-cell>
          <table:table-cell office:value-type="date" office:date-value="2020-10-29" calcext:value-type="date">
            <text:p>29/10/20</text:p>
          </table:table-cell>
          <table:table-cell office:value-type="float" office:value="47" calcext:value-type="float">
            <text:p>47</text:p>
          </table:table-cell>
          <table:table-cell office:value-type="date" office:date-value="2020-12-14" calcext:value-type="date">
            <text:p>14/12/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édaction du rapport</text:p>
          </table:table-cell>
          <table:table-cell office:value-type="date" office:date-value="2020-12-18" calcext:value-type="date">
            <text:p>18/12/20</text:p>
          </table:table-cell>
          <table:table-cell office:value-type="float" office:value="4" calcext:value-type="float">
            <text:p>4</text:p>
          </table:table-cell>
          <table:table-cell office:value-type="date" office:date-value="2020-12-22" calcext:value-type="date">
            <text:p>22/12/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éparation de la soutenance</text:p>
          </table:table-cell>
          <table:table-cell office:value-type="date" office:date-value="2020-12-22" calcext:value-type="date">
            <text:p>22/12/20</text:p>
          </table:table-cell>
          <table:table-cell office:value-type="float" office:value="19" calcext:value-type="float">
            <text:p>19</text:p>
          </table:table-cell>
          <table:table-cell office:value-type="date" office:date-value="2021-01-10" calcext:value-type="date">
            <text:p>10/01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4:24:06.4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1T14:24:10.947000000</meta:creation-date>
    <meta:editing-duration>PT7M39S</meta:editing-duration>
    <meta:editing-cycles>3</meta:editing-cycles>
    <meta:generator>LibreOffice/6.3.2.2$Windows_X86_64 LibreOffice_project/98b30e735bda24bc04ab42594c85f7fd8be07b9c</meta:generator>
    <dc:date>2020-12-21T15:03:36.792000000</dc:date>
    <meta:document-statistic meta:table-count="1" meta:cell-count="3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75">
      <style:chart-properties chart:display-label="true" chart:logarithmic="false" chart:minimum="44084" chart:maximum="44210" chart:origin="0" chart:gap-width="8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 chart:mean-value="true"/>
      <style:graphic-properties svg:stroke-width="0.03cm" draw:fill-color="#1e90ff" draw:fill-image-name="ChartBitmap_20_1" draw:fill-image-ref-point="center" dr3d:edge-rounding="5%"/>
      <style:text-properties fo:font-size="10pt" style:font-size-asian="10pt" style:font-size-complex="10pt"/>
    </style:style>
    <style:style style:name="ch8" style:family="chart">
      <style:graphic-properties draw:stroke-dash="Dashed_20__28_var_29__20_3" svg:stroke-color="#1e90ff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1e90ff"/>
    </style:style>
    <style:style style:name="ch10" style:family="chart">
      <style:graphic-properties draw:stroke-dash="Dashed_20__28_var_29__20_3" svg:stroke-color="#1e90ff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229cm" svg:height="8.989cm" xlink:href=".." xlink:type="simple" chart:class="chart:bar" chart:style-name="ch1">
        <chart:plot-area chart:style-name="ch2" table:cell-range-address="Feuille1.C4:Feuille1.E11" chart:data-source-has-labels="both" svg:x="0.264cm" svg:y="0.179cm" svg:width="12.701cm" svg:height="8.631cm">
          <chartooo:coordinate-region svg:x="5.129cm" svg:y="0.834cm" svg:width="7.836cm" svg:height="7.976cm"/>
          <chart:axis chart:dimension="x" chart:name="primary-x" chart:style-name="ch3" chartooo:axis-type="auto">
            <chartooo:date-scale/>
            <chart:categories table:cell-range-address="Feuille1.C5:Feuille1.C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D5:Feuille1.D11" chart:label-cell-address="Feuille1.D4:Feuille1.D4" chart:class="chart:bar">
            <chart:data-point chart:repeated="7"/>
          </chart:series>
          <chart:series chart:style-name="ch7" chart:values-cell-range-address="Feuille1.E5:Feuille1.E11" chart:label-cell-address="Feuille1.E4:Feuille1.E4" chart:class="chart:bar">
            <chart:mean-value chart:style-name="ch8"/>
            <chart:regression-curve chart:style-name="ch9"/>
            <chart:regression-curve chart:style-name="ch10"/>
            <chart:data-point chart:repeated="3"/>
            <chart:data-point chart:style-name="ch11" chart:repeated="2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 début</text:p>
                <draw:g>
                  <svg:desc>Feuille1.D4:Feuille1.D4</svg:desc>
                </draw:g>
              </table:table-cell>
              <table:table-cell office:value-type="string">
                <text:p>Durée</text:p>
                <draw:g>
                  <svg:desc>Feuille1.E4:Feuille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oix du sujet</text:p>
                <draw:g>
                  <svg:desc>Feuille1.C5:Feuille1.C11</svg:desc>
                </draw:g>
              </table:table-cell>
              <table:table-cell office:value-type="float" office:value="44084">
                <text:p>44084</text:p>
                <draw:g>
                  <svg:desc>Feuille1.D5:Feuille1.D11</svg:desc>
                </draw:g>
              </table:table-cell>
              <table:table-cell office:value-type="float" office:value="7">
                <text:p>7</text:p>
                <draw:g>
                  <svg:desc>Feuille1.E5:Feuille1.E11</svg:desc>
                </draw:g>
              </table:table-cell>
            </table:table-row>
            <table:table-row>
              <table:table-cell office:value-type="string">
                <text:p>Recherches documentaires</text:p>
              </table:table-cell>
              <table:table-cell office:value-type="float" office:value="44091">
                <text:p>440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Réécriture des recherches</text:p>
              </table:table-cell>
              <table:table-cell office:value-type="float" office:value="44112">
                <text:p>441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éalisation du site web</text:p>
              </table:table-cell>
              <table:table-cell office:value-type="float" office:value="44126">
                <text:p>441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Réalisation du poster</text:p>
              </table:table-cell>
              <table:table-cell office:value-type="float" office:value="44133">
                <text:p>441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Rédaction du rapport</text:p>
              </table:table-cell>
              <table:table-cell office:value-type="float" office:value="44183">
                <text:p>44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réparation de la soutenance</text:p>
              </table:table-cell>
              <table:table-cell office:value-type="float" office:value="44187">
                <text:p>44187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fill-image draw:name="ChartBitmap_20_1" draw:display-name="ChartBitmap 1" xlink:href="Pictures/10000000000002000000020021C1014278544382.jpg" xlink:type="simple" xlink:show="embed" xlink:actuate="onLoad"/>
  </office:styles>
</office:document-styles>
</file>